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Light" svg:font-family="'Ubuntu Light'" style:font-adornments="Regular" style:font-pitch="variable"/>
    <style:font-face style:name="Ubuntu Light1" svg:font-family="'Ubuntu Light'" style:font-pitch="variable"/>
  </office:font-face-decls>
  <office:automatic-styles>
    <style:style style:name="dp1" style:family="drawing-page"/>
    <style:style style:name="gr1" style:family="graphic" style:parent-style-name="standard">
      <style:graphic-properties draw:fill-color="#ff860d" draw:textarea-horizontal-align="justify" draw:textarea-vertical-align="middle" draw:auto-grow-height="false" fo:min-height="5.755cm" fo:min-width="14.644cm" fo:wrap-option="wrap"/>
      <style:paragraph-properties style:writing-mode="lr-tb"/>
    </style:style>
    <style:style style:name="P1" style:family="paragraph">
      <style:paragraph-properties fo:text-align="center" style:writing-mode="lr-tb"/>
      <style:text-properties fo:color="#ea7500" loext:opacity="100%" style:font-name="Ubuntu Light" fo:font-size="54pt" fo:font-weight="normal"/>
    </style:style>
    <style:style style:name="P2" style:family="paragraph">
      <loext:graphic-properties draw:fill-color="#ff860d"/>
      <style:paragraph-properties fo:text-align="center" style:writing-mode="lr-tb"/>
      <style:text-properties fo:color="#ea7500" loext:opacity="100%" style:font-name="Ubuntu Light" fo:font-size="54pt" fo:font-weight="normal"/>
    </style:style>
    <style:style style:name="T1" style:family="text">
      <style:text-properties fo:color="#383d3c" loext:opacity="100%" style:font-name="Ubuntu Light" fo:font-size="54pt" fo:font-weight="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3.182cm" svg:height="9.256cm" draw:transform="rotate (-0.00506145483078349) translate (31.158cm 26.717cm)">
          <text:p text:style-name="P1"><text:span text:style-name="T1">RaineyCLou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Light" svg:font-family="'Ubuntu Light'" style:font-adornments="Regular" style:font-pitch="variable"/>
    <style:font-face style:name="Ubuntu Light1" svg:font-family="'Ubuntu Light'"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2a6099"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14T10:08:59.201746406</meta:creation-date>
    <dc:date>2024-03-14T10:46:09.722139845</dc:date>
    <meta:editing-duration>PT15M12S</meta:editing-duration>
    <meta:editing-cycles>2</meta:editing-cycles>
    <meta:generator>LibreOffice/7.3.7.2$Linux_X86_64 LibreOffice_project/30$Build-2</meta:generator>
    <meta:document-statistic meta:object-count="1"/>
  </office:meta>
</office:document-meta>
</file>